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5000000652A4EB9972D9E5936.png" manifest:media-type="image/png"/>
  <manifest:file-entry manifest:full-path="Pictures/1000008F00000A7000000A7046B2181013B0FE95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wrap="dynamic" style:number-wrapped-paragraphs="no-limit" style:wrap-contour="true" style:wrap-contour-mode="full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672cm" svg:height="2.672cm" draw:z-index="0"><draw:image xlink:href="Pictures/1000008F00000A7000000A7046B2181013B0FE95.svg" xlink:type="simple" xlink:show="embed" xlink:actuate="onLoad"/><draw:image xlink:href="Pictures/1000020100000065000000652A4EB9972D9E5936.png" xlink:type="simple" xlink:show="embed" xlink:actuate="onLoad"/><draw:image-map><draw:area-rectangle xlink:href="http://example.com/" xlink:type="simple" office:target-frame-name="_self" xlink:show="replace" svg:x="0.726cm" svg:y="1.718cm" svg:width="1.347cm" svg:height="0.408cm"/></draw:image-map><draw:contour-polygon svg:width="2.672cm" svg:height="1.561cm" svg:viewBox="0 0 2672 1561" draw:points="0,2672 0,1111 2672,1111 2672,2672" draw:recreate-on-edit="fals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3:19:08.742441614</meta:creation-date>
    <dc:date>2017-02-08T23:20:31.704598131</dc:date>
    <meta:editing-duration>PT1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5.4.0.0.alpha0$Linux_X86_64 LibreOffice_project/791431d7e2485652c96fac7c15f47aa125271ee0</meta:generator>
  </office:meta>
</office:document-meta>
</file>